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Helvetica" svg:font-family="Helvetica"/>
    <style:font-face style:name="Nimbus Mono L" svg:font-family="'Nimbus Mono L', monospace"/>
    <style:font-face style:name="OpenSans1" svg:font-family="OpenSans, sans-serif"/>
    <style:font-face style:name="Tahoma" svg:font-family="Tahoma, Arial, Verdana, sans-serif"/>
    <style:font-face style:name="andale mono" svg:font-family="'andale mono', 'lucida console', monospace"/>
    <style:font-face style:name="FreeSans1" svg:font-family="FreeSans" style:font-family-generic="swiss"/>
    <style:font-face style:name="OpenSans" svg:font-family="Open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OpenSans" fo:font-size="10pt" style:font-size-asian="10pt" style:font-size-complex="10pt"/>
    </style:style>
    <style:style style:name="P2" style:family="paragraph" style:parent-style-name="Text_20_body">
      <style:text-properties officeooo:paragraph-rsid="000de7e2"/>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e87f4"/>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fb0ad"/>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07127"/>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OpenSans" fo:font-size="10pt" fo:letter-spacing="normal" fo:font-style="normal" fo:font-weight="normal" style:font-size-asian="10pt" style:font-size-complex="10pt"/>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OpenSans" fo:font-size="10pt" fo:letter-spacing="normal" style:font-size-asian="10pt" style:font-size-complex="10pt"/>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OpenSans" fo:font-size="10pt" style:font-size-asian="10pt" style:font-size-complex="10pt"/>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OpenSans" fo:font-size="10pt" fo:letter-spacing="normal" fo:font-style="normal" fo:font-weight="normal" style:font-size-asian="10pt" style:font-size-complex="10pt"/>
    </style:style>
    <style:style style:name="P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officeooo:rsid="000fb0ad" officeooo:paragraph-rsid="000fb0ad"/>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officeooo:rsid="00107127" officeooo:paragraph-rsid="00107127"/>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officeooo:rsid="00111e1c" officeooo:paragraph-rsid="00111e1c"/>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11e1c"/>
    </style:style>
    <style:style style:name="P18" style:family="paragraph" style:parent-style-name="Text_20_body">
      <style:paragraph-properties fo:margin-left="0cm" fo:margin-right="0cm" fo:margin-top="0cm" fo:margin-bottom="0.529cm" loext:contextual-spacing="false" style:line-height-at-least="0.503cm" fo:orphans="2" fo:widows="2" fo:text-indent="0cm" style:auto-text-indent="false" fo:padding="0cm" fo:border="none"/>
    </style:style>
    <style:style style:name="P19" style:family="paragraph" style:parent-style-name="Preformatted_20_Text">
      <style:paragraph-properties fo:orphans="2" fo:widows="2"/>
      <style:text-properties fo:font-variant="normal" fo:text-transform="none" fo:color="#000000" fo:letter-spacing="normal" fo:font-style="normal" fo:font-weight="normal"/>
    </style:style>
    <style:style style:name="P20" style:family="paragraph" style:parent-style-name="Preformatted_20_Text">
      <style:paragraph-properties fo:orphans="2" fo:widows="2"/>
      <style:text-properties fo:font-variant="normal" fo:text-transform="none" fo:color="#000000" fo:letter-spacing="normal" fo:font-style="normal" fo:font-weight="normal" officeooo:paragraph-rsid="0015daff"/>
    </style:style>
    <style:style style:name="P21"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ahoma" fo:font-size="11.25pt" fo:letter-spacing="normal" fo:font-style="normal" fo:font-weight="normal" officeooo:rsid="00111e1c" officeooo:paragraph-rsid="00111e1c"/>
    </style:style>
    <style:style style:name="P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T1" style:family="text">
      <style:text-properties fo:font-variant="normal" fo:text-transform="none" fo:color="#333333" style:font-name="Helvetica" fo:font-size="13.5pt" fo:letter-spacing="normal" fo:font-style="normal" fo:font-weight="normal" loext:padding="0cm" loext:border="none"/>
    </style:style>
    <style:style style:name="T2" style:family="text">
      <style:text-properties fo:font-variant="normal" fo:text-transform="none" fo:color="#333333" style:font-name="Tahoma" fo:font-size="11.25pt" fo:letter-spacing="normal" fo:font-style="normal" fo:font-weight="normal"/>
    </style:style>
    <style:style style:name="T3" style:family="text">
      <style:text-properties fo:font-variant="normal" fo:text-transform="none" fo:color="#333333" style:font-name="Tahoma" fo:font-size="11.25pt" fo:letter-spacing="normal" fo:font-style="normal" fo:font-weight="normal" loext:padding="0cm" loext:border="none"/>
    </style:style>
    <style:style style:name="T4" style:family="text">
      <style:text-properties fo:font-variant="normal" fo:text-transform="none" fo:color="#333333" style:font-name="Tahoma" fo:font-size="11.25pt" fo:letter-spacing="normal" fo:font-style="normal" fo:font-weight="normal" officeooo:rsid="000fb0ad"/>
    </style:style>
    <style:style style:name="T5" style:family="text">
      <style:text-properties fo:font-variant="normal" fo:text-transform="none" fo:color="#333333" style:font-name="Tahoma" fo:font-size="11.25pt" fo:letter-spacing="normal" fo:font-style="normal" fo:font-weight="normal" officeooo:rsid="00107127"/>
    </style:style>
    <style:style style:name="T6" style:family="text">
      <style:text-properties fo:font-variant="normal" fo:text-transform="none" fo:color="#333333" style:font-name="Tahoma" fo:font-size="11.25pt" fo:letter-spacing="normal" fo:font-style="normal" fo:font-weight="normal" officeooo:rsid="00111e1c"/>
    </style:style>
    <style:style style:name="T7" style:family="text">
      <style:text-properties fo:font-variant="normal" fo:text-transform="none" fo:color="#333333" style:font-name="OpenSans" fo:font-size="10pt" fo:letter-spacing="normal" fo:font-style="normal" fo:font-weight="normal" style:font-size-asian="10pt" style:font-size-complex="10pt" loext:padding="0cm" loext:border="none"/>
    </style:style>
    <style:style style:name="T8" style:family="text">
      <style:text-properties fo:font-variant="normal" fo:text-transform="none" fo:color="#333333" style:font-name="OpenSans" fo:font-size="10pt" fo:letter-spacing="normal" fo:font-style="normal" fo:font-weight="normal" officeooo:rsid="000e87f4" style:font-size-asian="10pt" style:font-size-complex="10pt"/>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666666" style:font-name="andale mono" fo:font-size="8.25pt" fo:letter-spacing="normal" fo:font-style="normal" fo:font-weight="normal" fo:background-color="transparent" loext:char-shading-value="0" loext:padding="0.079cm" loext:border-left="0.74pt solid #e1e1e1" loext:border-right="0.74pt solid #f0f0f0" loext:border-top="0.74pt solid #e1e1e1" loext:border-bottom="0.74pt solid #f0f0f0"/>
    </style:style>
    <style:style style:name="T12" style:family="text">
      <style:text-properties style:font-name="OpenSans" fo:font-size="10pt" style:font-size-asian="10pt" style:font-size-complex="10pt"/>
    </style:style>
    <style:style style:name="T13" style:family="text">
      <style:text-properties style:font-name="OpenSans" fo:font-size="10pt" officeooo:rsid="000c2402" style:font-size-asian="10pt" style:font-size-complex="10pt"/>
    </style:style>
    <style:style style:name="T14" style:family="text">
      <style:text-properties style:font-name="OpenSans" fo:font-size="10pt" officeooo:rsid="000de7e2" style:font-size-asian="10pt" style:font-size-complex="10pt"/>
    </style:style>
    <style:style style:name="T15" style:family="text">
      <style:text-properties fo:font-style="normal" fo:font-weight="normal"/>
    </style:style>
    <style:style style:name="T16" style:family="text">
      <style:text-properties style:font-name="Tahoma" fo:font-size="11.25pt" fo:font-style="normal" fo:font-weight="normal"/>
    </style:style>
    <style:style style:name="T17" style:family="text">
      <style:text-properties fo:color="#666666" style:font-name="andale mono" fo:font-size="8.25pt" fo:background-color="transparent" loext:char-shading-value="0" loext:padding="0.079cm" loext:border-left="0.74pt solid #e1e1e1" loext:border-right="0.74pt solid #f0f0f0" loext:border-top="0.74pt solid #e1e1e1" loext:border-bottom="0.74pt solid #f0f0f0"/>
    </style:style>
    <style:style style:name="T18" style:family="text">
      <style:text-properties officeooo:rsid="001463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s://github.com/h5bp/Front-end-Developer-Interview-Questions/blob/master/questions/javascript-questions.md </text:p>
      <text:p text:style-name="P1">1. Write a mul function which will produce the following outputs when invoked</text:p>
      <text:p text:style-name="P1">Problem:</text:p>
      <text:p text:style-name="P1">console.log(mul(2)(3)(4)); // output : 24 </text:p>
      <text:p text:style-name="P1">console.log(mul(4)(3)(4)); // output : 48</text:p>
      <text:p text:style-name="P1">Solution:</text:p>
      <text:p text:style-name="P1">function mul (x) { </text:p>
      <text:p text:style-name="P1">return function (y) { // anonymous </text:p>
      <text:p text:style-name="P1">function return function (z) { // anonymous </text:p>
      <text:p text:style-name="P1">function return x * y * z;</text:p>
      <text:p text:style-name="P1">}; </text:p>
      <text:p text:style-name="P1">}; </text:p>
      <text:p text:style-name="P1">}</text:p>
      <text:p text:style-name="P1"><text:bookmark text:name="how-do-you-check-if-an-object-is-an-array-or-not"/>2. How do you check if an object is an array or not?</text:p>
      <text:p text:style-name="P1">Problem:</text:p>
      <text:p text:style-name="P1">var arrayList = [1,2,3];</text:p>
      <text:p text:style-name="P1">Solution</text:p>
      <text:p text:style-name="P1">if(Object.prototype.toString.call(arrayList) == ‘[Object Array]’{</text:p>
      <text:p text:style-name="P1">console.log(‘its array’);</text:p>
      <text:p text:style-name="P1">}</text:p>
      <text:p text:style-name="P1">or</text:p>
      <text:p text:style-name="P1">Array.isArray(arrayList)</text:p>
      <text:p text:style-name="P1"/>
      <text:p text:style-name="P1"><text:bookmark text:name="what-will-be-the-output-of-the-following-code"/>3. What will be the output of the following code?</text:p>
      <text:p text:style-name="P1">Problem:</text:p>
      <text:p text:style-name="P1">var output = (function(x){ delete x; return x; })(0); console.log(output); // is 0</text:p>
      <text:p text:style-name="P1">----------</text:p>
      <text:p text:style-name="P1">var x = 1; var output = (function(){ delete x; return x; })(); console.log(output); // is 1</text:p>
      <text:p text:style-name="P1"/>
      <text:p text:style-name="P1"><text:bookmark text:name="what-will-be-the-output-of-the-code-below-3"/>4. What will be the output of the code below?</text:p>
      <text:p text:style-name="P1">Problem:</text:p>
      <text:p text:style-name="P1">var Employee = { company: 'xyz' } var emp1 = Object.create(Employee); delete emp1.company console.log(emp1.company); // xyz</text:p>
      <text:p text:style-name="P1">Explanation:</text:p>
      <text:p text:style-name="P1">The output would be xyz. Here, emp1 object has company as its prototypeproperty. The delete operator doesn't delete prototype property. </text:p>
      <text:p text:style-name="P1">emp1 object doesn't have company as its own property. </text:p>
      <text:p text:style-name="P1"/>
      <text:p text:style-name="P1">5.Explain the difference between classical inheritance and prototypal inheritance.</text:p>
      <text:p text:style-name="P1">Solution:</text:p>
      <text:p text:style-name="Standard"><text:span text:style-name="Strong_20_Emphasis"><text:span text:style-name="T12">Classical Inheritance:</text:span></text:span><text:span text:style-name="T12"> A constructor function instantiates an instance via the “new” keyword. This new instance inherits properties from a parent class.</text:span></text:p>
      <text:p text:style-name="Standard"><text:span text:style-name="Strong_20_Emphasis"><text:span text:style-name="T12">Prototypal Inheritance</text:span></text:span><text:span text:style-name="T12">: An instance is created by cloning an existing object that serves as a prototype. This instance—often instantiated using a factory function or “Object.create()”—can benefit from selective inheritance from many different objects.</text:span></text:p>
      <text:p text:style-name="P1"/>
      <text:p text:style-name="P1">6. Check for palidrome : Eg : Madam on reverse is madam</text:p>
      <text:p text:style-name="P1">Solution:</text:p>
      <text:p text:style-name="P1">function palind(str){</text:p>
      <text:p text:style-name="P1">return (str == str.split(‘’).reverse().join(‘’))</text:p>
      <text:p text:style-name="P1">}</text:p>
      <text:p text:style-name="P1"/>
      <text:p text:style-name="P1">7. Event Delegation</text:p>
      <text:p text:style-name="P1">When building an application, sometimes you’ll need to attach event listeners to buttons, text, or images on the page in order to perform some action when the user interacts with the element.</text:p>
      <text:p text:style-name="P1">Eg:</text:p>
      <text:p text:style-name="P1">&lt;ul id="todo-app"&gt;</text:p>
      <text:p text:style-name="P1"><text:s text:c="18"/>&lt;li class="item"&gt;Walk the dog&lt;/li&gt;</text:p>
      <text:p text:style-name="P1"><text:s text:c="18"/>&lt;li class="item"&gt;Pay bills&lt;/li&gt;</text:p>
      <text:p text:style-name="P1"><text:s text:c="18"/>&lt;li class="item"&gt;Make dinner&lt;/li&gt;</text:p>
      <text:p text:style-name="P1"><text:soft-page-break/><text:s text:c="18"/>&lt;li class="item"&gt;Code for one hour&lt;/li&gt;</text:p>
      <text:p text:style-name="P1"><text:s text:c="16"/>&lt;/ul&gt;</text:p>
      <text:p text:style-name="P1"/>
      <text:p text:style-name="P1">//Event Listener</text:p>
      <text:p text:style-name="P1">document.addEventListener('DOMContentLoaded', function() {</text:p>
      <text:p text:style-name="P1"><text:s text:c="2"/></text:p>
      <text:p text:style-name="P1"><text:s text:c="18"/>let app = document.getElementById('todo-app');</text:p>
      <text:p text:style-name="P1"><text:s text:c="18"/>let items = app.getElementsByClassName('item');</text:p>
      <text:p text:style-name="P1"><text:s text:c="2"/></text:p>
      <text:p text:style-name="P1"><text:s text:c="18"/>// attach event listener to each item</text:p>
      <text:p text:style-name="P1"><text:s text:c="18"/>for (let item of items) {</text:p>
      <text:p text:style-name="P1"><text:s text:c="20"/>item.addEventListener('click', function() {</text:p>
      <text:p text:style-name="P1"><text:s text:c="22"/>alert('you clicked on item: ' + item.innerHTML);</text:p>
      <text:p text:style-name="P1"><text:s text:c="20"/>});</text:p>
      <text:p text:style-name="P1"><text:s text:c="18"/>} <text:s/></text:p>
      <text:p text:style-name="P1"><text:s text:c="16"/>});</text:p>
      <text:p text:style-name="P1"><text:s text:c="2"/></text:p>
      <text:p text:style-name="P1"><text:tab/> <text:s text:c="2"/>Explanation</text:p>
      <text:p text:style-name="P1"/>
      <text:p text:style-name="P1"><text:s text:c="10"/>This is fine for 4 elements, but what if someone adds 10,000 items</text:p>
      <text:p text:style-name="P1"><text:s text:c="16"/>//Event Delegation</text:p>
      <text:p text:style-name="P1"/>
      <text:p text:style-name="P1"><text:s text:c="16"/>document.addEventListener('DOMContentLoaded', function() {</text:p>
      <text:p text:style-name="P1"><text:s text:c="18"/>let app = document.getElementById('todo-app');</text:p>
      <text:p text:style-name="P1"><text:s text:c="2"/></text:p>
      <text:p text:style-name="P1"><text:s text:c="18"/>// attach event listener to whole container</text:p>
      <text:p text:style-name="P1"><text:s text:c="18"/>app.addEventListener('click', function(e) {</text:p>
      <text:p text:style-name="P1"><text:s text:c="20"/>if (e.target &amp;&amp; e.target.nodeName === 'LI') {</text:p>
      <text:p text:style-name="P1"><text:s text:c="22"/>let item = e.target;</text:p>
      <text:p text:style-name="P1"><text:s text:c="22"/>alert('you clicked on item: ' + item.innerHTML);</text:p>
      <text:p text:style-name="P1"><text:s text:c="20"/>}</text:p>
      <text:p text:style-name="P1"><text:s text:c="18"/>}); <text:s/></text:p>
      <text:p text:style-name="P1"><text:s text:c="16"/>});</text:p>
      <text:p text:style-name="P1"/>
      <text:p text:style-name="P1"><text:bookmark text:name="2066"/>8. Question #3: Debouncing</text:p>
      <text:p text:style-name="P1"><text:bookmark text:name="82e7"/>There are some browser events that can fire many times within a short timespan very quickly, such as resizing a window or scrolling down a page. If you attach an event listener to the window scroll event for example, and the user continuously scrolls down the page very quickly, your event may fire thousands of times within the span of 3 seconds. This can cause some serious performance issues.</text:p>
      <text:p text:style-name="Standard"><text:bookmark text:name="9603"/><text:span text:style-name="T12">If you’re discussing building an application in an interview, and events like scrolling, window resizing, or key pressing come up, make sure to mention debouncing and/or throttling as a way to improve page speed and performance. A real example taken from this </text:span><text:a xlink:type="simple" xlink:href="https://css-tricks.com/debouncing-throttling-explained-examples/" office:target-frame-name="_blank" xlink:show="new" text:style-name="Internet_20_link" text:visited-style-name="Visited_20_Internet_20_Link"><text:span text:style-name="T12">guest post on css-tricks</text:span></text:a><text:span text:style-name="T12">:</text:span></text:p>
      <text:p text:style-name="Standard"><text:bookmark text:name="c06f"/><text:span text:style-name="T12">In 2011, an issue popped up on the Twitter website: when you were scrolling down your Twitter feed, it became slow and unresponsive. John Resig published </text:span><text:a xlink:type="simple" xlink:href="http://ejohn.org/blog/learning-from-twitter" office:target-frame-name="_blank" xlink:show="new" text:style-name="Internet_20_link" text:visited-style-name="Visited_20_Internet_20_Link"><text:span text:style-name="T12">a blog post about the problem</text:span></text:a><text:span text:style-name="T12"> where it was explained how bad of an idea it is to directly attach expensive functions to the </text:span><text:span text:style-name="Source_20_Text"><text:span text:style-name="T12">scroll</text:span></text:span><text:span text:style-name="T12"> event.</text:span></text:p>
      <text:p text:style-name="Standard"><text:bookmark text:name="6c60"/><text:span text:style-name="T12">Debouncing is one way to solve this issue by limiting the time that needs to pass by until a function is called again. A correct implementation of debouncing would therefore </text:span><text:span text:style-name="Emphasis"><text:span text:style-name="T12">group</text:span></text:span><text:span text:style-name="T12"> several function calls into one and execute it only once after some time has elapsed. Here’s an implementation in plain JavaScript that makes use of topics such as </text:span><text:a xlink:type="simple" xlink:href="https://toddmotto.com/everything-you-wanted-to-know-about-javascript-scope/" office:target-frame-name="_blank" xlink:show="new" text:style-name="Internet_20_link" text:visited-style-name="Visited_20_Internet_20_Link"><text:span text:style-name="T12">scope</text:span></text:a><text:span text:style-name="T12">, closures, </text:span><text:a xlink:type="simple" xlink:href="https://developer.mozilla.org/en-US/docs/Web/JavaScript/Reference/Operators/this" office:target-frame-name="_blank" xlink:show="new" text:style-name="Internet_20_link" text:visited-style-name="Visited_20_Internet_20_Link"><text:span text:style-name="T12">this</text:span></text:a><text:span text:style-name="T12">, and </text:span><text:a xlink:type="simple" xlink:href="http://www.w3schools.com/jsref/met_win_settimeout.asp" office:target-frame-name="_blank" xlink:show="new" text:style-name="Internet_20_link" text:visited-style-name="Visited_20_Internet_20_Link"><text:span text:style-name="T12">timing events</text:span></text:a><text:span text:style-name="T12">:</text:span></text:p>
      <text:p text:style-name="P1"><text:bookmark text:name="636b"/>This function — when wrapped around an event — will execute only after a certain amount of time has elapsed.</text:p>
      <text:p text:style-name="P1"><text:bookmark text:name="7b22"/>You would use this function like so:</text:p>
      <text:p text:style-name="P1"><text:bookmark text:name="6dfd"/>Throttling is another technique that’s is similar to debouncing, except that instead of waiting for some time to pass by before calling a function, throttling just spreads the function calls across a longer time interval. So if an event occurs 10 times within 100 milliseconds, throttling could spread out each of the function calls to be executed once every 2 seconds instead of all firing within 100 milliseconds.</text:p>
      <text:p text:style-name="P1">// debounce function that will wrap our event<text:line-break/><text:soft-page-break/>function debounce(fn, delay) {<text:line-break/> // maintain a timer<text:line-break/> let timer = null;<text:line-break/> // closure function that has access to timer<text:line-break/> return function() {<text:line-break/> // get the scope and parameters of the function <text:line-break/> // via 'this' and 'arguments'<text:line-break/> let context = this;<text:line-break/> let args = arguments;<text:line-break/> // if event is called, clear the timer and start over<text:line-break/> clearTimeout(timer);<text:line-break/> timer = setTimeout(function() {<text:line-break/> fn.apply(context, args);<text:line-break/> }, delay);<text:line-break/> }}<text:line-break/>// function to be called when user scrolls<text:line-break/>function foo() {<text:line-break/> console.log('You are scrolling!');<text:line-break/>}<text:line-break/>// wrap our function in a debounce to fire once 2 seconds have gone by<text:line-break/>let elem = document.getElementById('container');<text:line-break/>elem.addEventListener('scroll', debounce(foo, 2000));<text:line-break/><text:line-break/>10. Bind Method</text:p>
      <text:p text:style-name="P1"><text:s text:c="8"/>var monica = { name: 'Monica Geller', total: 400, deductMontlyFee: function(fee){ this.total = this.total - fee; return this.name + ' remaining balance is '+ this.total; } }</text:p>
      <text:p text:style-name="P1">var rachel = {name: 'Rachel Green', total: 1500}; </text:p>
      <text:p text:style-name="P1"/>
      <text:p text:style-name="P1">var rachelFeeDeductor = monica.deductMonthlyFee.bind(rachel, 200); rachelFeeDeductor(); //"Rachel Green remaining balance is 1300" rachelFeeDeductor(); //"Rachel Green remaining balance is 1100"</text:p>
      <text:p text:style-name="P1"/>
      <text:p text:style-name="P1">12. Object memory location varies for “a” and “b”. Objects are sometimes called reference types to distinguish them from JavaScript’s primitive types.</text:p>
      <text:p text:style-name="P1"><text:s text:c="8"/>var a = {a: 1}; </text:p>
      <text:p text:style-name="P1"/>
      <text:p text:style-name="P1"><text:s text:c="8"/>var b = {a: 1}; </text:p>
      <text:p text:style-name="P1"/>
      <text:p text:style-name="P1"><text:s text:c="8"/>a == b //false </text:p>
      <text:p text:style-name="P1"/>
      <text:p text:style-name="P1"><text:s text:c="8"/>a === b //false </text:p>
      <text:p text:style-name="P1"/>
      <text:p text:style-name="P1"><text:s text:c="8"/>var c = a; </text:p>
      <text:p text:style-name="P1"/>
      <text:p text:style-name="P1"><text:s text:c="8"/>a == c//true </text:p>
      <text:p text:style-name="P1"/>
      <text:p text:style-name="P1"><text:s text:c="8"/>a === c //true</text:p>
      <text:p text:style-name="P1"/>
      <text:p text:style-name="Standard"><text:span text:style-name="T12">13.</text:span><text:span text:style-name="Strong_20_Emphasis"><text:span text:style-name="T12"> What is the difference between classical inheritance and prototypal inheritance?</text:span></text:span></text:p>
      <text:p text:style-name="Text_20_body"><text:span text:style-name="Strong_20_Emphasis"><text:span text:style-name="T12">Class</text:span></text:span><text:span text:style-name="Strong_20_Emphasis"><text:span text:style-name="T13">ical</text:span></text:span><text:span text:style-name="Strong_20_Emphasis"><text:span text:style-name="T12"> Inheritance: </text:span></text:span><text:span text:style-name="T12">instances inherit from classes (like a blueprint — a description of the class), and create sub-class relationships: hierarchical class taxonomies. Instances are typically instantiated via constructor functions with the </text:span><text:span text:style-name="Emphasis"><text:span text:style-name="T12">`new`</text:span></text:span><text:span text:style-name="T12">keyword. Class inheritance may or may not use the </text:span><text:span text:style-name="Emphasis"><text:span text:style-name="T12">`class`</text:span></text:span><text:span text:style-name="T12"> keyword from ES6.</text:span></text:p>
      <text:p text:style-name="Text_20_body"><text:span text:style-name="Strong_20_Emphasis"><text:span text:style-name="T12">Prototypal Inheritance:</text:span></text:span><text:span text:style-name="T12"> instances inherit directly from other objects. Instances are typically instantiated via factory functions or </text:span><text:span text:style-name="Source_20_Text"><text:span text:style-name="T12">Object.create()</text:span></text:span><text:span text:style-name="T12">. Instances may be composed from many different objects, allowing for easy selective inheritance.</text:span></text:p>
      <text:p text:style-name="P2"><text:span text:style-name="T14">14. </text:span><text:span text:style-name="Strong_20_Emphasis"><text:span text:style-name="T7">What are JavaScript data types?</text:span></text:span></text:p>
      <text:p text:style-name="P9"><text:soft-page-break/>In JavaScript, there are three primary data types, two composite data types, and two special data types.</text:p>
      <text:p text:style-name="P3"><text:span text:style-name="Strong_20_Emphasis"><text:span text:style-name="T7">Primary Data Types</text:span></text:span></text:p>
      <text:p text:style-name="P10">• <text:span text:style-name="T15">String<text:line-break/>• Number<text:line-break/>• Boolean</text:span></text:p>
      <text:p text:style-name="P3"><text:span text:style-name="Strong_20_Emphasis"><text:span text:style-name="T7">Composite Data Types</text:span></text:span></text:p>
      <text:p text:style-name="P10">• <text:span text:style-name="T15">Object<text:line-break/>• Array</text:span></text:p>
      <text:p text:style-name="P3"><text:span text:style-name="Strong_20_Emphasis"><text:span text:style-name="T7">Special Data Types</text:span></text:span></text:p>
      <text:p text:style-name="P11"><text:span text:style-name="T9">• </text:span><text:span text:style-name="T10">Null<text:line-break/>• Undefined</text:span></text:p>
      <text:p text:style-name="P9"/>
      <text:p text:style-name="P4"><text:span text:style-name="T8">15. </text:span><text:span text:style-name="Strong_20_Emphasis"><text:span text:style-name="T1">What are the different types of errors in JavaScript?</text:span></text:span></text:p>
      <text:p text:style-name="P7">There are three types of errors:</text:p>
      <text:p text:style-name="P3"><text:span text:style-name="T9">• </text:span><text:span text:style-name="Strong_20_Emphasis"><text:span text:style-name="T3">Load time errors</text:span></text:span><text:span text:style-name="T2">: Errors which come up when loading a web page like improper syntax errors are known as Load time errors and it generates the errors dynamically.<text:line-break/>• </text:span><text:span text:style-name="Strong_20_Emphasis"><text:span text:style-name="T3">Run time errors</text:span></text:span><text:span text:style-name="T2">: Errors that come due to misuse of the command inside the HTML language.<text:line-break/>• </text:span><text:span text:style-name="Strong_20_Emphasis"><text:span text:style-name="T3">Logical Errors</text:span></text:span><text:span text:style-name="T2">: These are errors that occur due to the wrong logic performed on a function.</text:span></text:p>
      <text:p text:style-name="P7"/>
      <text:p text:style-name="P5"><text:span text:style-name="T4">16.</text:span><text:span text:style-name="Strong_20_Emphasis"><text:span text:style-name="T1"> Define event bubbling</text:span></text:span></text:p>
      <text:p text:style-name="P7">JavaScript allows DOM elements to be nested inside each other. In such a case, if the handler of the child is clicked, the handler of parent will also work as if it were clicked too.</text:p>
      <text:p text:style-name="P7"/>
      <text:p text:style-name="P6"><text:span text:style-name="T5">17.</text:span><text:span text:style-name="Strong_20_Emphasis"><text:span text:style-name="T1">What are Screen objects?</text:span></text:span></text:p>
      <text:p text:style-name="P7">Screen objects are used to read the information from the client’s screen. The properties of screen objects are –</text:p>
      <text:p text:style-name="P8">• <text:span text:style-name="T16">AvalHeight: Gives the height of client’s screen<text:line-break/>• AvailWidth: Gives the width of client’s screen.<text:line-break/>• ColorDepth: Gives the bit depth of images on the client’s screen<text:line-break/>• Height: Gives the total height of the client’s screen, including the taskbar<text:line-break/>• Width: Gives the total width of the client’s screen, including the taskbar</text:span></text:p>
      <text:p text:style-name="P15"/>
      <text:p text:style-name="P17"><text:span text:style-name="T6">18. </text:span><text:span text:style-name="Strong_20_Emphasis"><text:span text:style-name="T1">What will the code below output to the console and why?</text:span></text:span></text:p>
      <text:p text:style-name="P21"><text:tab/><text:span text:style-name="T18">Eg:<text:line-break/><text:tab/><text:tab/></text:span>var arr1 = "john".split('');</text:p>
      <text:p text:style-name="P19"><text:tab/><text:tab/>var arr2 = arr1.reverse();</text:p>
      <text:p text:style-name="P19"><text:tab/><text:tab/>var arr3 = "jones".split('');</text:p>
      <text:p text:style-name="P19"><text:tab/><text:tab/>arr2.push(arr3);</text:p>
      <text:p text:style-name="P20"><text:tab/><text:tab/>console.log("array 1: length=" + arr1.length + " last=" + arr1.slice(-1));<text:tab/><text:tab/></text:p>
      <text:p text:style-name="P20"><text:tab/><text:tab/>console.log("array 2: length=" + arr2.length + " last=" + arr2.slice(-1));</text:p>
      <text:p text:style-name="P20">var arr1 = "john".split('');</text:p>
      <text:p text:style-name="P19">var arr2 = arr1.reverse();</text:p>
      <text:p text:style-name="P19">var arr3 = "jones".split('');</text:p>
      <text:p text:style-name="P19">arr2.push(arr3);</text:p>
      <text:p text:style-name="P19">console.log("array 1: length=" + arr1.length + " last=" + arr1.slice(-1));</text:p>
      <text:p text:style-name="P22">console.log("array 2: length=" + arr2.length + " last=" + arr2.slice(-1));</text:p>
      <text:p text:style-name="P20"/>
      <text:p text:style-name="P16">• Calling an array object’s <text:span text:style-name="Source_20_Text"><text:span text:style-name="T17">reverse()</text:span></text:span> method doesn’t only return the array in reverse order, it also reverses the order of the array itself (i.e., in this case, <text:span text:style-name="Source_20_Text"><text:span text:style-name="T17">arr1</text:span></text:span>).</text:p>
      <text:p text:style-name="P18"><text:soft-page-break/><text:span text:style-name="T9">• </text:span><text:span text:style-name="T2">The </text:span><text:span text:style-name="Source_20_Text"><text:span text:style-name="T11">reverse()</text:span></text:span><text:span text:style-name="T2"> method returns a reference to the array itself (i.e., in this case, </text:span><text:span text:style-name="Source_20_Text"><text:span text:style-name="T11">arr1</text:span></text:span><text:span text:style-name="T2">). As a result, </text:span><text:span text:style-name="Source_20_Text"><text:span text:style-name="T11">arr2</text:span></text:span><text:span text:style-name="T2"> is simply a reference to (rather than a copy of) </text:span><text:span text:style-name="Source_20_Text"><text:span text:style-name="T11">arr1</text:span></text:span><text:span text:style-name="T2">. Therefore, when anything is done to </text:span><text:span text:style-name="Source_20_Text"><text:span text:style-name="T11">arr2</text:span></text:span><text:span text:style-name="T2"> (i.e., when we invoke </text:span><text:span text:style-name="Source_20_Text"><text:span text:style-name="T11">arr2.push(arr3);</text:span></text:span><text:span text:style-name="T2">), </text:span><text:span text:style-name="Source_20_Text"><text:span text:style-name="T11">arr1</text:span></text:span><text:span text:style-name="T2"> will be affected as well since </text:span><text:span text:style-name="Source_20_Text"><text:span text:style-name="T11">arr1</text:span></text:span><text:span text:style-name="T2"> and </text:span><text:span text:style-name="Source_20_Text"><text:span text:style-name="T11">arr2</text:span></text:span><text:span text:style-name="T2"> are simply references to the same object.</text:span></text:p>
      <text:p text:style-name="P16"/>
      <text:p text:style-name="P14"/>
      <text:p text:style-name="Text_20_body"><text:line-break/></text:p>
      <text:p text:style-name="P1"/>
      <text:p text:style-name="P1"><text:s text:c="14"/></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Helvetica" svg:font-family="Helvetica"/>
    <style:font-face style:name="Nimbus Mono L" svg:font-family="'Nimbus Mono L', monospace"/>
    <style:font-face style:name="OpenSans1" svg:font-family="OpenSans, sans-serif"/>
    <style:font-face style:name="Tahoma" svg:font-family="Tahoma, Arial, Verdana, sans-serif"/>
    <style:font-face style:name="andale mono" svg:font-family="'andale mono', 'lucida console', monospace"/>
    <style:font-face style:name="FreeSans1" svg:font-family="FreeSans" style:font-family-generic="swiss"/>
    <style:font-face style:name="OpenSans" svg:font-family="Open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style:page-number="auto" fo:break-before="auto" fo:break-after="auto"/>
      <style:text-properties fo:color="#0000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monospace"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dc:title>
    <dc:date>2018-01-31T16:19:13.008094722</dc:date>
    <meta:editing-duration>PT56M40S</meta:editing-duration>
    <meta:editing-cycles>21</meta:editing-cycles>
    <meta:generator>LibreOffice/5.1.6.2$Linux_X86_64 LibreOffice_project/10m0$Build-2</meta:generator>
    <meta:document-statistic meta:table-count="0" meta:image-count="0" meta:object-count="0" meta:page-count="5" meta:paragraph-count="135" meta:word-count="1453" meta:character-count="9989" meta:non-whitespace-character-count="8050"/>
    <meta:user-defined meta:name=""/>
  </office:meta>
</office:document-meta>
</file>